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DAbstractIDConstraintTraverser.traverseIdentityConstraint( IdentityConstraint ic , Element icElem , XSDocumentInfo schemaDoc , Object [ ] icElemAttr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9">
            <text:p text:style-name="Table_20_Contents">109</text:p>
          </table:table-cell>
        </table:table-row>
        <table:table-row>
          <table:table-cell office:value-type="string">
            <text:p text:style-name="Table_20_Contents">XSDAbstractIDConstraintTraverser.XSDAbstractIDConstraintTraverser( XSDHandler handler , XSAttributeChecker gAttr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